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7f" officeooo:paragraph-rsid="00203a77"/>
    </style:style>
    <style:style style:name="P2" style:family="paragraph" style:parent-style-name="Standard">
      <style:text-properties fo:font-weight="bold" officeooo:rsid="001e2f7f" officeooo:paragraph-rsid="00203a77" style:font-weight-asian="bold" style:font-weight-complex="bold"/>
    </style:style>
    <style:style style:name="P3" style:family="paragraph" style:parent-style-name="Standard">
      <style:text-properties officeooo:rsid="001e2f7f" officeooo:paragraph-rsid="001e2f7f"/>
    </style:style>
    <style:style style:name="P4" style:family="paragraph" style:parent-style-name="Standard">
      <style:text-properties officeooo:rsid="001e2f7f" officeooo:paragraph-rsid="001ee609"/>
    </style:style>
    <style:style style:name="P5" style:family="paragraph" style:parent-style-name="Standard">
      <style:text-properties officeooo:rsid="001ee609" officeooo:paragraph-rsid="001ee609"/>
    </style:style>
    <style:style style:name="P6" style:family="paragraph" style:parent-style-name="Standard">
      <style:text-properties officeooo:rsid="00203a77" officeooo:paragraph-rsid="00203a77"/>
    </style:style>
    <style:style style:name="P7" style:family="paragraph" style:parent-style-name="Standard">
      <style:text-properties officeooo:rsid="0023c38d" officeooo:paragraph-rsid="0023c38d"/>
    </style:style>
    <style:style style:name="P8" style:family="paragraph" style:parent-style-name="Standard">
      <style:text-properties officeooo:paragraph-rsid="0024bbc8"/>
    </style:style>
    <style:style style:name="P9" style:family="paragraph" style:parent-style-name="Standard">
      <style:text-properties officeooo:rsid="0025041d" officeooo:paragraph-rsid="0025041d"/>
    </style:style>
    <style:style style:name="P10" style:family="paragraph" style:parent-style-name="Standard">
      <style:text-properties officeooo:rsid="0025dd06" officeooo:paragraph-rsid="0025dd06"/>
    </style:style>
    <style:style style:name="T1" style:family="text">
      <style:text-properties officeooo:rsid="0024bbc8"/>
    </style:style>
    <style:style style:name="T2" style:family="text">
      <style:text-properties officeooo:rsid="00203a77"/>
    </style:style>
    <style:style style:name="T3" style:family="text">
      <style:text-properties officeooo:rsid="00226af4"/>
    </style:style>
    <style:style style:name="T4" style:family="text">
      <style:text-properties officeooo:rsid="0023266b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</text:p>
      <text:p text:style-name="P1"/>
      <text:p text:style-name="P1"/>
      <text:p text:style-name="P2">Deberás documentar todo el proceso de desarrollo de esta práctica (descargar/clonar el repositorio, instalar dependencias, el entorno de desarrollo, la compliación para producción, la publicación, etc), explicando los pasos que seguiste y los resultados obtenidos.</text:p>
      <text:p text:style-name="P1"><text:line-break/>Descargar el respositorio ha sido sencillo. </text:p>
      <text:p text:style-name="P3"/>
      <text:p text:style-name="P4">Git clone <text:a xlink:type="simple" xlink:href="https://github.com/uoc-advanced-html-css/uoc-boilerplate.git" text:style-name="Internet_20_link" text:visited-style-name="Visited_20_Internet_20_Link">https://github.com/uoc-advanced-html-css/uoc-boilerplate.git</text:a><text:line-break/><text:line-break/>Dentro he ejecutado primero</text:p>
      <text:p text:style-name="P4"><text:line-break/>npm install para instalar las dependencias</text:p>
      <text:p text:style-name="P4"/>
      <text:p text:style-name="P5">Añado tailwindcss, ya que en otras asignatura anteriores lo he utilizado y me ha resultado muy eficiente a la hora de definir el estilo de la web.</text:p>
      <text:p text:style-name="P5"/>
      <text:p text:style-name="P5">npm install tailwindcss @tailwindcss/postcss</text:p>
      <text:p text:style-name="P5"/>
      <text:p text:style-name="P5">Create a .postcssrc file in your project root, and enable the @tailwindcss/postcss plugin.</text:p>
      <text:p text:style-name="P5"/>
      <text:p text:style-name="P5">{</text:p>
      <text:p text:style-name="P5"><text:s text:c="2"/>"plugins": {</text:p>
      <text:p text:style-name="P5"><text:s text:c="4"/>"@tailwindcss/postcss": {}</text:p>
      <text:p text:style-name="P5"><text:s text:c="2"/>}</text:p>
      <text:p text:style-name="P5">}</text:p>
      <text:p text:style-name="P5"/>
      <text:p text:style-name="P5">Lo añado a _dependencies.css</text:p>
      <text:p text:style-name="P5"/>
      <text:p text:style-name="P5">@import "tailwindcss";</text:p>
      <text:p text:style-name="P5"/>
      <text:p text:style-name="P6">Añado styleint por ser requirimiento de la PEC<text:line-break/><text:line-break/>npm install --save-dev stylelint</text:p>
      <text:p text:style-name="P6">npm install stylelint stylelint-scss</text:p>
      <text:p text:style-name="P6">npm install --save-dev stylelint-scss stylelint-config-recommended-scss</text:p>
      <text:p text:style-name="P6"/>
      <text:p text:style-name="P7">P<text:span text:style-name="T1">ara</text:span> usar mdo</text:p>
      <text:p text:style-name="P8"><text:span text:style-name="T2">npm install --save-dev </text:span>stylelint-order <text:span text:style-name="T2">stylelint-config-recess-order</text:span></text:p>
      <text:p text:style-name="P8">npm add -D stylelint @stylistic/stylelint-plugin</text:p>
      <text:p text:style-name="P8"/>
      <text:p text:style-name="P9">stylistic tiene rules que stylelint en las versiones actuales ya no tiene.</text:p>
      <text:p text:style-name="P9">Se ha creado stylelintrc en base a la docu de la web.</text:p>
      <text:p text:style-name="P9"/>
      <text:p text:style-name="P10">npm install @fontsource/ubuntu<text:line-break/><text:line-break/>fuente ubuntu que me resulta elegante</text:p>
      <text:p text:style-name="P5"/>
      <text:p text:style-name="P2"><text:soft-page-break/>Deberás justificar la elección de metodología y/o guía de estilo en base al tipo de encargo, tus conocimientos, la metodología de desarrollo aplicada y la avenencia de los conceptos estudiados con el proyecto y tu estilo de código. Deberás explicar detalladamente cómo aplicaste los criterios escogidos a tu código, así como la configuración que realizaste en Stylelint para que se aplicaran estos criterios.</text:p>
      <text:p text:style-name="P1"/>
      <text:p text:style-name="P1"><text:span text:style-name="T3">OOCSS me evita repetir código, BEM me da un estandar de nombrado que facilitat legibilidad del css, SMACSS me da una categorización que me resulta natural e ITCSS me da una estructura para separar las diferentes categorias en archivos para evitar ficheros masivos de estilo.<text:line-break/></text:span><text:span text:style-name="T4">Combinar las 4 hacen que resulte facil el mantenimiento del código, aunque los nombres sean largos, o hay muchos archivos. </text:span></text:p>
      <text:p text:style-name="P1"/>
      <text:p text:style-name="P2">Deberás explicar cualquier decisión de diseño y desarrollo que tomaras (por ejemplo: qué dependencias añadiste, si en tus hojas de estilo seguiste una aproximación desktop first o mobile first, …).</text:p>
      <text:p text:style-name="P1"/>
      <text:p text:style-name="P1"/>
      <text:p text:style-name="P1"><text:span text:style-name="T5">Deberás incluír de forma clara los enlaces al repositorio de GitHub y la URL pública de Netlify.</text:span><text:line-break/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6T21:44:21.580431123</meta:creation-date>
    <dc:date>2026-03-19T00:03:25.506103123</dc:date>
    <meta:editing-duration>P1DT22H6M48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28" meta:word-count="357" meta:character-count="2455" meta:non-whitespace-character-count="2113"/>
  </office:meta>
</office:document-meta>
</file>